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4.198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33"><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34"><text:span text:style-name="T28">Auth_Phrase(ph/nil)</text:span></text:p>
          </draw:text-box>
        </draw:frame>
        <draw:line draw:style-name="gr190" draw:text-style-name="P1" draw:layer="layout" svg:x1="8.498cm" svg:y1="16.6cm" svg:x2="11.898cm" svg:y2="16.6cm">
          <text:p/>
        </draw:line>
        <draw:frame draw:style-name="gr185" draw:text-style-name="P34" draw:layer="layout" svg:width="4.4cm" svg:height="0.729cm" svg:x="8cm" svg:y="16.998cm">
          <draw:text-box>
            <text:p text:style-name="P34"><text:span text:style-name="T28">Auth_Sign</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39"><text:span text:style-name="T17">Auth_Cipher(ph1)</text:span></text:p>
          </draw:text-box>
        </draw:frame>
        <draw:line draw:style-name="gr199" draw:text-style-name="P1" draw:layer="layout" svg:x1="8.498cm" svg:y1="9.03cm" svg:x2="11.898cm" svg:y2="9.03cm">
          <text:p/>
        </draw:line>
        <draw:frame draw:style-name="gr188" draw:text-style-name="P39" draw:layer="layout" svg:width="5.3cm" svg:height="0.729cm" svg:x="7.5cm" svg:y="9.198cm">
          <draw:text-box>
            <text:p text:style-name="P39"><text:span text:style-name="T17">Auth_Cipher(sign1,ph2)</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39"><text:span text:style-name="T17">ES_Cipher</text:span></text:p>
          <draw:enhanced-geometry svg:viewBox="0 0 21600 21600" draw:type="rectangle" draw:enhanced-path="M 0 0 L 21600 0 21600 21600 0 21600 0 0 Z N"/>
        </draw:custom-shape>
        <draw:frame draw:style-name="gr186" draw:text-style-name="P39" draw:layer="layout" svg:width="4.6cm" svg:height="0.729cm" svg:x="7.8cm" svg:y="10.148cm">
          <draw:text-box>
            <text:p text:style-name="P39"><text:span text:style-name="T17">Auth_Cipher(sign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39"><text:span text:style-name="T17">ES_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39"><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39"><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6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4-03T21:31:31.715085138</dc:date>
    <meta:editing-duration>P14DT11H2M46S</meta:editing-duration>
    <meta:editing-cycles>438</meta:editing-cycles>
    <meta:document-statistic meta:object-count="1114"/>
  </office:meta>
</office:document-meta>
</file>